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style:font-name="Calibri" fo:font-size="12pt" style:font-size-asian="12pt" style:font-size-complex="12pt"/>
    </style:style>
    <style:style style:name="P2" style:family="paragraph" style:parent-style-name="Standard">
      <style:paragraph-properties fo:margin-left="0cm" fo:margin-right="0cm" fo:text-align="justify" style:justify-single-word="false" fo:orphans="2" fo:widows="2" fo:text-indent="0cm" style:auto-text-indent="false"/>
      <style:text-properties officeooo:paragraph-rsid="0000fb54"/>
    </style:style>
    <style:style style:name="P3" style:family="paragraph" style:parent-style-name="Standard">
      <style:paragraph-properties fo:margin-left="0cm" fo:margin-right="0cm" fo:text-align="justify" style:justify-single-word="false" fo:orphans="2" fo:widows="2" fo:text-indent="0cm" style:auto-text-indent="false"/>
      <style:text-properties style:font-name="Calibri" fo:font-size="12pt" officeooo:paragraph-rsid="0000fb54" style:font-size-asian="12pt" style:font-size-complex="12pt"/>
    </style:style>
    <style:style style:name="T1" style:family="text">
      <style:text-properties fo:font-variant="normal" fo:text-transform="none" fo:color="#000000" style:font-name="Calibri" fo:font-size="12pt" fo:letter-spacing="normal" fo:language="es" fo:country="ES" fo:font-style="normal" fo:font-weight="normal" style:font-size-asian="12pt" style:font-size-complex="12pt"/>
    </style:style>
    <style:style style:name="T2" style:family="text">
      <style:text-properties fo:font-variant="normal" fo:text-transform="none" fo:color="#000000" style:font-name="Calibri" fo:letter-spacing="normal" fo:language="es" fo:country="ES" fo:font-style="normal" fo:font-weight="normal"/>
    </style:style>
    <style:style style:name="T3" style:family="text">
      <style:text-properties fo:font-variant="normal" fo:text-transform="none" fo:color="#000000" fo:font-size="12pt" fo:letter-spacing="normal" fo:language="es" fo:country="ES" fo:font-style="normal" fo:font-weight="normal" style:font-size-asian="12pt" style:font-size-complex="12pt"/>
    </style:style>
    <style:style style:name="T4" style:family="text">
      <style:text-properties fo:font-variant="normal" fo:text-transform="none" fo:color="#222222" style:font-name="arial" fo:font-size="10.5pt" fo:letter-spacing="normal" fo:language="es" fo:country="ES" fo:font-style="normal" fo:font-weight="normal" officeooo:rsid="00012af8" style:font-size-asian="12pt" style:font-size-complex="12pt"/>
    </style:style>
    <style:style style:name="T5" style:family="text">
      <style:text-properties fo:font-variant="normal" fo:text-transform="none" fo:color="#222222" fo:font-size="10.5pt" fo:letter-spacing="normal" fo:language="es" fo:country="ES" fo:font-style="normal" fo:font-weight="normal" officeooo:rsid="00012af8" style:font-size-asian="12pt" style:font-size-complex="12pt"/>
    </style:style>
    <style:style style:name="T6" style:family="text">
      <style:text-properties fo:font-variant="normal" fo:text-transform="none" fo:color="#222222" style:font-name="Calibri" fo:font-size="10.5pt" fo:letter-spacing="normal" fo:language="es" fo:country="ES" fo:font-style="normal" fo:font-weight="normal" officeooo:rsid="00012af8" style:font-size-asian="12pt" style:font-size-complex="12pt"/>
    </style:style>
    <style:style style:name="T7" style:family="text">
      <style:text-properties fo:font-variant="normal" fo:text-transform="none" fo:color="#222222" style:font-name="Calibri" fo:letter-spacing="normal" fo:language="es" fo:country="ES" fo:font-style="normal" fo:font-weight="normal" officeooo:rsid="00012af8"/>
    </style:style>
    <style:style style:name="T8" style:family="text">
      <style:text-properties fo:font-variant="normal" fo:text-transform="none" fo:color="#222222" style:font-name="Calibri" fo:font-size="12pt" fo:letter-spacing="normal" fo:language="es" fo:country="ES" fo:font-style="normal" fo:font-weight="normal" officeooo:rsid="00012af8" style:font-size-asian="12pt" style:font-size-complex="12pt"/>
    </style:style>
    <style:style style:name="T9" style:family="text">
      <style:text-properties fo:color="#000000" style:font-name="Calibri" fo:font-size="12pt" fo:language="es" fo:country="ES" style:font-size-asian="12pt" style:font-size-complex="12pt"/>
    </style:style>
    <style:style style:name="T10" style:family="text">
      <style:text-properties fo:color="#000000" style:font-name="Calibri" fo:font-size="12pt" fo:language="es" fo:country="ES" officeooo:rsid="00012af8" style:font-size-asian="12pt" style:font-size-complex="12pt"/>
    </style:style>
    <style:style style:name="T11" style:family="text">
      <style:text-properties fo:color="#000000" style:font-name="Calibri" fo:language="es" fo:country="ES"/>
    </style:style>
    <style:style style:name="T12" style:family="text">
      <style:text-properties fo:color="#000000" style:font-name="Calibri" fo:language="es" fo:country="ES" officeooo:rsid="00012af8"/>
    </style:style>
    <style:style style:name="T13" style:family="text">
      <style:text-properties fo:color="#000000" fo:font-size="12pt" fo:language="es" fo:country="ES" style:font-size-asian="12pt" style:font-size-complex="12pt"/>
    </style:style>
    <style:style style:name="T14" style:family="text">
      <style:text-properties fo:color="#000000" fo:font-size="12pt" fo:language="es" fo:country="ES" officeooo:rsid="00012af8" style:font-size-asian="12pt" style:font-size-complex="12pt"/>
    </style:style>
    <style:style style:name="T15" style:family="text">
      <style:text-properties fo:color="#000000" fo:language="es" fo:country="ES" officeooo:rsid="00012af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1">Albert Einstein</text:span></text:span><text:span text:style-name="T9"> </text:span><text:span text:style-name="T10">(</text:span><text:span text:style-name="T8">1879</text:span><text:span text:style-name="T10"> <text:s/>- 1955)</text:span></text:p>
      <text:p text:style-name="P3"><text:span text:style-name="T15"/></text:p>
      <text:p text:style-name="P1">Albert Einstein (Ulm, Imperio alemán; 14 de marzo de 1879 - Princeton, Estados Unidos; 18 de abril de 1955) fue un físico alemán de origen judío, nacionalizado después suizo, austriaco y estadounidense. Se le considera el científico más importante, conocido y popular del siglo XX.</text:p>
      <text:p text:style-name="P1"/>
      <text:p text:style-name="P1">En 1905, cuando era un joven físico desconocido, empleado en la Oficina de Patentes de Berna, publicó su teoría de la relatividad especial. En ella incorporó, en un marco teórico simple fundamentado en postulados físicos sencillos, conceptos y fenómenos estudiados antes por Henri Poincaré y por Hendrik Lorentz. Como una consecuencia lógica de esta teoría, dedujo la ecuación de la física más conocida a nivel popular: la equivalencia masa-energía, E=mc². Ese año publicó otros trabajos que sentarían algunas de las bases de la física estadística y de la mecánica cuántica.</text:p>
      <text:p text:style-name="P1"/>
      <text:p text:style-name="P1">En 1915, presentó la teoría de la relatividad general, en la que reformuló por completo el concepto de la gravedad. Una de las consecuencias fue el surgimiento del estudio científico del origen y la evolución del Universo por la rama de la física denominada cosmología. En 1919, cuando las observaciones británicas de un eclipse solar confirmaron sus predicciones acerca de la curvatura de la luz, fue idolatrado por la prensa. Einstein se convirtió en un icono popular de la ciencia mundialmente famoso, un privilegio al alcance de muy pocos científicos.</text:p>
      <text:p text:style-name="P1"/>
      <text:p text:style-name="P1">Por sus explicaciones sobre el efecto fotoeléctrico y sus numerosas contribuciones a la física teórica, en 1921 obtuvo el Premio Nobel de Física y no por la Teoría de la Relatividad, pues el científico a quien se encomendó la tarea de evaluarla no la entendió, y temieron correr el riesgo de que luego se demostrase errónea. En esa época era aún considerada un tanto controvertida.</text:p>
      <text:p text:style-name="P1"/>
      <text:p text:style-name="P1">Ante el ascenso del nazismo, Einstein abandonó Alemania hacia diciembre de 1932 con destino a Estados Unidos, donde se dedicó a la docencia en el Institute for Advanced Study. Se nacionalizó estadounidense en 1940. Durante sus últimos años trabajó por integrar en una misma teoría la fuerza gravitatoria y la electromagnética.</text:p>
      <text:p text:style-name="P1"/>
      <text:p text:style-name="P1">Aunque es considerado por algunos como el «padre de la bomba atómica», abogó por el federalismo mundial, el internacionalismo, el pacifismo, el sionismo y el socialismo democrático, con una fuerte devoción por la libertad individual y la libertad de expresión. Fue proclamado «personaje del siglo XX» y el más preeminente científico por la revista Ti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26T13:32:04.217000000</meta:creation-date>
    <dc:date>2020-05-26T13:45:57.728000000</dc:date>
    <meta:editing-duration>PT13M53S</meta:editing-duration>
    <meta:editing-cycles>2</meta:editing-cycles>
    <meta:generator>LibreOffice/6.3.5.2$Windows_X86_64 LibreOffice_project/dd0751754f11728f69b42ee2af66670068624673</meta:generator>
    <meta:document-statistic meta:table-count="0" meta:image-count="0" meta:object-count="0" meta:page-count="1" meta:paragraph-count="7" meta:word-count="403" meta:character-count="2500" meta:non-whitespace-character-count="2105"/>
  </office:meta>
</office:document-meta>
</file>